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weight="normal"/>
    </style:style>
    <style:style style:name="P14" style:family="paragraph" style:parent-style-name="Text_20_body">
      <style:paragraph-properties fo:margin-top="0in" fo:margin-bottom="0in" fo:line-height="114%" fo:text-align="justify" style:justify-single-word="false" style:writing-mode="lr-tb"/>
    </style:style>
    <style:style style:name="P15"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6"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0" style:family="paragraph" style:parent-style-name="Text_20_body">
      <style:text-properties fo:font-weight="normal"/>
    </style:style>
    <style:style style:name="P2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6"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7"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fo:font-variant="normal" fo:text-transform="none" fo:color="#000000" style:text-line-through-style="none" style:text-underline-style="none" fo:font-weight="normal" style:text-blinking="false"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2" style:family="text">
      <style:text-properties fo:font-variant="normal" fo:text-transform="none" fo:color="#000000" style:text-underline-style="solid" style:text-underline-width="auto" style:text-underline-color="font-color" fo:background-color="transparent"/>
    </style:style>
    <style:style style:name="T13"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4" style:family="text">
      <style:text-properties style:font-name="Arial" fo:font-size="11.25pt" fo:font-style="normal" fo:font-weight="normal"/>
    </style:style>
    <style:style style:name="T15" style:family="text">
      <style:text-properties style:font-name="Arial" fo:font-size="11.25pt" fo:font-style="normal" fo:font-weight="bold"/>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7">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text:soft-page-break/>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text:p>
      <text:p text:style-name="P3">of the input models that the verification approach is able to analyze. Graphs and</text:p>
      <text:p text:style-name="P3">graph transformations are formal representation, which are possibly typed, attributed,</text:p>
      <text:p text:style-name="P3">and enhanced in expressivity by inheritance and composition relations. Further, we</text:p>
      <text:p text:style-name="P3">classify UML, MOF, OCL, and QVT based models as OMG-related representations.</text:p>
      <text:p text:style-name="P3">The DSL category captures representations like ATL or Petri Nets. Concrete examples</text:p>
      <text:p text:style-name="P3">of domain representations are state charts used in Proco and SOCLe as well as in</text:p>
      <text:p text:style-name="P3">Hugo, which additionally considers sequence diagrams.</text:p>
      <text:p text:style-name="P3">Different specification languages for expressing the prop-</text:p>
      <text:p text:style-name="P3">erties to be checked are in use with varying degrees of expressivity. We distinguish</text:p>
      <text:p text:style-name="P3">between first-order, temporal, and rewriting logic. In addition automata and</text:p>
      <text:p text:style-name="P3">OCL may be used to specify properties of a system. SOCLe, for example, defines</text:p>
      <text:p text:style-name="P3">the system behavior with simplified state charts that are translated to an ASM.</text:p>
      <text:p text:style-name="P3">The</text:p>
      <text:p text:style-name="P3">specification is usually provided by a temporal logic formula, e.g., linear temporal</text:p>
      <text:p text:style-name="P3">logic (LTL) or computation tree logic (CTL). For example, Groove checks if an</text:p>
      <text:p text:style-name="P3">OO-system, whose behavior is defined by a set of graph transformations, satisfies its</text:p>
      <text:p text:style-name="P3">specification given as a CTL formula. Hugo and Proco use Promela, the input</text:p>
      <text:p text:style-name="P3">language of the model checker Spin, which performs LTL-based model checking.</text:p>
      <text:p text:style-name="P3">When classifying the approaches by the employed veri-</text:p>
      <text:p text:style-name="P3">fication technique we distinguish between static analysis, theorem proving, and model</text:p>
      <text:p text:style-name="P3">checking. With this information, the capabilities and limitations of the different ap-</text:p>
      <text:p text:style-name="P3">proaches become comparable.</text:p>
      <text:p text:style-name="P3">We further categorize model checking-based ap-</text:p>
      <text:p text:style-name="P3">proaches by their state space exploration technique and by the type of properties</text:p>
      <text:p text:style-name="P3">that can be verified. If the state space is explored enumeratively, every possible com-</text:p>
      <text:p text:style-name="P3">bination of different variable valuations is analyzed. Contrary, symbolic state space representations use abstractions to symbolically represent a set of states as a single</text:p>
      <text:p text:style-name="P3">state. We distinguish three types of properties. Reachability properties test if a state</text:p>
      <text:p text:style-name="P3">(or set of states) with a certain valuation is reachable. Safety properties ensure that</text:p>
      <text:p text:style-name="P3">nothing bad happens, while liveness properties ensure that something good will even-</text:p>
      <text:p text:style-name="P3">tually happen. Typical safety properties are system invariants that need to hold in</text:p>
      <text:p text:style-name="P3">every state, while (non-)termination and (non-)starvation are typical liveness prop-</text:p>
      <text:p text:style-name="P3">erties. </text:p>
      <text:p text:style-name="P7">------------------------------</text:p>
      <text:p text:style-name="P6">A Scenario-Matching Approach to the Description and Model Checking of Real-Time Properties </text:p>
      <text:p text:style-name="P3">Works that address this concern usually propose easy-to-apply patterns (e.g., [2]) or visual tools <text:soft-page-break/>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7">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text:soft-page-break/>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text:soft-page-break/>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7">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text:soft-page-break/>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7">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text:soft-page-break/>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text:soft-page-break/>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7">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text:soft-page-break/>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7">← [6] is called “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text:soft-page-break/>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9">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9">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ext:soft-page-break/>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18">Real-time</text:span><text:span text:style-name="T16"> symbolic timing diagrams (RTSTDs, for short), as introduced in [2], are a graphical formalism for specifying behavioural requirements on hard real-time embedded systems. They are a full- edged metric-time temporal logic, but with a graphical syntax reminiscent of the informal timing 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6">With the basic method, game graphs grow exponentially in the number of timing diagrams due to the automaton product involved in dealing with conjunction. As this would render application for rapid prototyping impractical, the ICOS tools o er modified procedures which reduce the complexity of dealing with large specifications. Obviously, such extensions cannot deal efficiently with arbitrary </text:span><text:span text:style-name="T16">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text:soft-page-break/>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7">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7">The slicing algorithm in Spin </text:span><text:soft-page-break/><text:span text:style-name="T17">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7">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7">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7">Regular</text:span> events - denoted by the letter <text:span text:style-name="T17">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7">Required</text:span> events - denoted by the letter <text:span text:style-name="T17">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7">Fail</text:span> events - denoted by the letter <text:span text:style-name="T17">f </text:span>and a red X. <text:soft-page-break/>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7"><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text:soft-page-break/>constitute a limited fragment of the properties expressible in Linear Temporal Logic. In particular, timelines without fail events correspond to certain <text:span text:style-name="T17">liveness</text:span> properties.</text:p>
      <text:p text:style-name="P3"><text:span text:style-name="T17">The formal definition of liveness [8],[10] requires that any finite system execution must be </text:span><text:span text:style-name="T17">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text:soft-page-break/>software verification: the problem of accurately capturing the correctness requirements that have to be verified. <text:span text:style-name="T17">Verifiers, and logic model checkers in particular, excel in their ability to show that specific requirements are either satisfied or may be violated. It is up to the user to come up </text:span><text:span text:style-name="T17">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ext:soft-page-break/>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7">← not real concurrency </text:span></text:p>
      <text:p text:style-name="P3">State diagrams do not contain synchronization information among components; and thus if a message is not contained in any sequence diagram, the specification is incomplete. Complex communication, i.e., <text:span text:style-name="T17">multicast</text:span> communication, is modeled by means of connectors that can only send and receive synchronous messages. ← multicast with UML?</text:p>
      <text:p text:style-name="P3"><text:span text:style-name="T17">Active</text:span> is a Promela statement for proctypes that are initial processes, i.e., processes that do not <text:soft-page-break/>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text:soft-page-break/>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3"><text:soft-page-break/><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3"><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3"><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3"><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3"><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8"> </text:span><text:span text:style-name="T1">LTLDL enables a concise and natural yet precise definition of the 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text:soft-page-break/>significantly as compared to bounded model checking with existing tools. ← SMT solvers could be the future, pay attention!</text:p>
      <text:p text:style-name="P13"><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8">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3"><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8"> </text:span><text:span text:style-name="T2">LTLDL extends LTL by allowing DL formulae in addition to atomic propositions at locations where only atomic propositions are </text:span><text:span text:style-name="T2">allowed in LTL.</text:span><text:span text:style-name="T8">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3"><text:span text:style-name="T1">However, the following LTLALC formulae are neither in LTL nor in ALC: la0 : F(PendingList ¬∃lists.Pending) (The list of pending orders will </text:span><text:span text:style-name="T2">eventually</text:span><text:span text:style-name="T8"> </text:span><text:span text:style-name="T1">be empty) </text:span><text:span text:style-name="T2">LTLDL formulae are interpreted w.r.t. finite </text:span><text:span text:style-name="T11">relational</text:span><text:span text:style-name="T8">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3"><text:span text:style-name="T1">Let M = (S, R, L, ∆, I) be a finite relational state transition system and f be a LTLDL formula. Let D = {d1 , ..., dn }, n ∈ N, be the set of DL formulae in f ….Let </text:span><text:span text:style-name="T2">f’ =</text:span><text:span text:style-name="T8">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text:soft-page-break/>formulae can be interpreted as SMT formulae with sets and relations as background theory. We define the language SMT(DL) for the representation for such formulae.</text:p>
      <text:p text:style-name="P13"><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8">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1">← <text:span text:style-name="T14">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3"><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text:soft-page-break/>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text:soft-page-break/>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3"><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8">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text:soft-page-break/>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text:soft-page-break/>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text:soft-page-break/>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3"><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text:soft-page-break/>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3"><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3"><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text:soft-page-break/>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3"><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text:soft-page-break/>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3"><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3"><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means to specify constraints over the dynamic behavior of a UML model. We have therefore developed a temporal extension of OCL that enables modelers to specify behavioral state-</text:span><text:span text:style-name="T2">oriented constraints.</text:span><text:span text:style-name="T8"> </text:span><text:span text:style-name="T1">That work provides an alternative to the rather cryptic temporal logic formulae that are commonly used to specify behavioral system properties. OCL is a declarative 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oft-page-break/><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3"><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1">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3"><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oft-page-break/><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5">context Machine</text:p>
      <text:p text:style-name="P15">inv: self.oclInConf(Loading) implies</text:p>
      <text:p text:style-name="P15">self@post(1,100)-&gt;forAll( g |</text:p>
      <text:p text:style-name="P15">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text:soft-page-break/>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3"><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text:soft-page-break/>description approaches.</text:p>
      <text:p text:style-name="P13"><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1">← <text:span text:style-name="T14">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text:soft-page-break/>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3"><text:span text:style-name="T1">from what happens on the receiving side. The only invariant is that the sending of a message must occur before the reception of that very message. Most people find this obvious. ← </text:span><text:span text:style-name="T2">FOR PPT! This </text:span><text:soft-page-break/><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text:soft-page-break/>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3"><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3"><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text:soft-page-break/>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3"><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8">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3"><text:span text:style-name="T1">In TEPE, </text:span><text:span text:style-name="T2">each property is expressed as a graph of Signals, Attributes, Constraints (Equations, Logical Constraints, Temporal Constraints) and Properties.</text:span><text:span text:style-name="T8">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8"> </text:span><text:span text:style-name="T2">For each property defined in a Parametric Diagram, a corresponding observer automata [FSsA08] is derived. </text:span><text:span text:style-name="T1">The latter makes states and transitions related to verification explicit in the UPPAAL model. </text:span><text:soft-page-break/><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3"><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3"><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1">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3"><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8">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ext:soft-page-break/>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3"><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text:soft-page-break/>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3"><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3"><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8">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3"><text:span text:style-name="T1">The main UML 2.0 interaction operators include sequencing, alternation,</text:span><text:span text:style-name="T8">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8"> </text:span><text:soft-page-break/><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1">• <text:span text:style-name="T14">Σ is the input alphabet. • S is a finite set of states. • δ ⊆ S × Σ ∪ { } × S is the transition relation.</text:span></text:p>
      <text:p text:style-name="P11">• <text:span text:style-name="T14">S0 ⊆ S is a set of initial states. • F ⊆ S is a set of accepting states.</text:span></text:p>
      <text:p text:style-name="P13"><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3"><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text:soft-page-break/>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3"><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3"><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text:soft-page-break/>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3"><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text:soft-page-break/>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3"><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3"><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8">←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text:soft-page-break/>[formulas]</text:p>
      <text:p text:style-name="P13"><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2">So, for negative and existential conditions (assertions) in SDs:</text:p>
      <text:p text:style-name="P13"><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8">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2">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1">– <text:span text:style-name="T14">P cannot deadlock until it has performed s and</text:span></text:p>
      <text:p text:style-name="P11">– <text:span text:style-name="T14">P cannot diverge until it has performed s and</text:span></text:p>
      <text:p text:style-name="P11">– <text:span text:style-name="T14">P has no infinite trace (non-diverging) which does not contain s,</text:span></text:p>
      <text:p text:style-name="P2">i.e., any finite or (non-diverging) infinite run of P contains s</text:p>
      <text:p text:style-name="P13"><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text:soft-page-break/>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3"><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3"><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may not fully understand how to leverage them in practice Our approach treats patterns as knowledge that can be automatically analyzed</text:span></text:p>
      <text:p text:style-name="P13"><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oft-page-break/><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text:soft-page-break/>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3"><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oft-page-break/><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3"><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text:soft-page-break/>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3"><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text:soft-page-break/>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text:soft-page-break/>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text:soft-page-break/>under refinement while this is not the case for underspecification. ← for future work!</text:p>
      <text:p text:style-name="P13"><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8"> </text:span><text:span text:style-name="T2">semantics</text:span><text:span text:style-name="T8">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text:soft-page-break/>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text:soft-page-break/>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3"><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13"><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3"><text:span text:style-name="T11">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1">Contrary to [60, 61], their semantics treats sequence diagrams as complete specifications (with no </text:span><text:span text:style-name="T11">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oft-page-break/><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3"><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oft-page-break/><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3"><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3"><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oft-page-break/><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3"><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8">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oft-page-break/><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3"><text:span text:style-name="T2">(a journal version of “</text:span><text:span text:style-name="T5">A Scenario Based Notation for Specifying Temporal Properties”))</text:span><text:span text:style-name="T8"> ← </text:span><text:span text:style-name="T7">very important for inspiration</text:span></text:p>
      <text:p text:style-name="P13"><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13"><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text:soft-page-break/>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3"><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text:soft-page-break/>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3"><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8"> </text:span><text:span text:style-name="T2">The main advantage of PSC with respect to LSC is its ability to specify intraMsg and especially 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text:soft-page-break/>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3"><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1">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8"> </text:span><text:span text:style-name="T2">That is a designer can also specify a partial ordering of messages by using constraints and operators that we shall define later.</text:span></text:p>
      <text:p text:style-name="P13"><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5">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3"><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oft-page-break/><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3"><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text:soft-page-break/>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3"><text:span text:style-name="T1">Parallel: the next function permits to derive the B ̈chi automaton corresponding to the parallel operator. The parallel operator par(ω h,k ,sp(h, k)) with sp(h, k)={(h, q), (q + 1, z), . . . , (t + 1, k)} </text:span><text:span text:style-name="T2">interleaves</text:span><text:span text:style-name="T8">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text:soft-page-break/>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4"><text:span text:style-name="T2">(</text:span><text:a xlink:type="simple" xlink:href="http://www.di.univaq.it/charmy"><text:span text:style-name="T13">http://www.di.univaq.it/charmy</text:span></text:a><text:span text:style-name="T9">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3"><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text:soft-page-break/>cannot be validated</text:p>
      <text:p text:style-name="P13"><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8">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3"><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ext:soft-page-break/>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3"><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2"> </text:span><text:span text:style-name="T11">In other words, when mapping an OCL invariant to temporal logic, the only potential used operator is always. I</text:span><text:span text:style-name="T2">n order to better exploit PROD temporal logics and permit the expression of more properties, </text:span><text:span text:style-name="T11">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3"><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8">Context s:Server inv :</text:p>
      <text:p text:style-name="P8">s.connectedStation→excludes(st1:Station)</text:p>
      <text:p text:style-name="P8"><text:soft-page-break/>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3"><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2"> </text:span><text:span text:style-name="T11">Moreover, UML and OCL are missing adequate means to specify constraints over </text:span><text:span text:style-name="T11">the dynamic behavior of a UML model.</text:span><text:span text:style-name="T8">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3"><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oft-page-break/><text:span text:style-name="T2">on the language definition level is not given so far.</text:span><text:span text:style-name="T8">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3"><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8"> </text:span><text:span text:style-name="T1">modifier applied to an operation has the effect of evaluating the operation in the next state. The past expressions ‘previous e’, </text:span><text:span text:style-name="T8">‘</text:span><text:span text:style-name="T2">existsPrevious</text:span><text:span text:style-name="T8"> </text:span><text:span text:style-name="T1">e’, ‘alwaysPast e’, ‘some- timePast e’, ‘</text:span><text:span text:style-name="T2">always e1 since e2</text:span><text:span text:style-name="T8"> ’</text:span><text:span text:style-name="T1">, ‘sometime e1 since e2 , and the modifier </text:span><text:span text:style-name="T2">@pre</text:span><text:span text:style-name="T8">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text:soft-page-break/>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text:soft-page-break/>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ext:soft-page-break/>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3"><text:span text:style-name="T1">This grammar (</text:span><text:span text:style-name="T2">shown in Figure 2)</text:span><text:span text:style-name="T8">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text:soft-page-break/>complement of the LTL property. This complementary property is passed to the model </text:p>
      <text:p text:style-name="P13"><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3"><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3"><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8">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text:soft-page-break/>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3"><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3"><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8"> </text:span><text:span text:style-name="T2">but since these two constructs </text:span><text:soft-page-break/><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3"><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8">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text:soft-page-break/>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3"><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3"><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3"><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3"><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oft-page-break/><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text:soft-page-break/>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text:soft-page-break/>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text:soft-page-break/>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text:soft-page-break/>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3"><text:span text:style-name="T2">In this paper we investigate compliance with respect to two classes of sequence diagrams: Sequence diagrams with underspecification and sequence diagrams with both inherent 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3"><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8"> </text:span><text:soft-page-break/><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3"><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8">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oft-page-break/><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8">Formal Verification and Validation of UML 2.0 Sequence Diagrams using Source and Destination of Messages</text:p>
      <text:p text:style-name="P5">For presentation VERY RELEVANT</text:p>
      <text:p text:style-name="P5">SD-&gt;SPIN via Eclipse</text:p>
      <text:p text:style-name="P13"><text:soft-page-break/><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3"><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3"><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8">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3"><text:soft-page-break/><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3"><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3"><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8"> </text:span><text:span text:style-name="T2">and a do structure in each lifeline covered by the fragment. &lt;-- for ppt: when you implement iteration, you don’t write a for cycle in each of the </text:span><text:soft-page-break/><text:span text:style-name="T2">objects, do you?</text:span></text:p>
      <text:p text:style-name="P13"><text:span text:style-name="T1">The interaction operator </text:span><text:span text:style-name="T2">break</text:span><text:span text:style-name="T8">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3"><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3"><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8">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text:soft-page-break/>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3"><text:span text:style-name="T5">------------------------------<text:line-break/></text:span><text:span text:style-name="T6">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3"><text:span text:style-name="T1">translation UML 2.0 SDs into </text:span><text:span text:style-name="T2">component vectors </text:span><text:span text:style-name="T8">← </text:span><text:span text:style-name="T1">map all locations along a lifeline into (a set of) component vectors; </text:span><text:span text:style-name="T8">“</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3"><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oft-page-break/><text:span text:style-name="T2">behavioural semantics. </text:span></text:p>
      <text:p text:style-name="P13"><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3"><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8">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3"><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8"> </text:span><text:span text:style-name="T2">how about animation that merges (overlaps) two SDs to express that they could be </text:span><text:span text:style-name="T2">happening in parallel? for ppt</text:span></text:p>
      <text:p text:style-name="P13"><text:span text:style-name="T1">In any behaviour of the system, each port will experience </text:span><text:span text:style-name="T2">sequences of events (&lt;-- they can be also at the same time??)</text:span><text:span text:style-name="T8"> </text:span><text:span text:style-name="T1">(calls to interface operations) formed over the corresponding set β(p). We simply describe the behaviour of the component as a whole by assigning such sequences to </text:span><text:soft-page-break/><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3"><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8">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3"><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3"><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3"><text:span text:style-name="T2">a || b = a.b + b.a + a|b ← multiation, true concurrency, </text:span><text:span text:style-name="T11">not</text:span><text:span text:style-name="T8"> </text:span><text:span text:style-name="T2">interleaving semantics</text:span></text:p>
      <text:p text:style-name="P2">------------------------------</text:p>
      <text:p text:style-name="P8">Tool Support for fUML Models</text:p>
      <text:p text:style-name="P13"><text:soft-page-break/><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0">activity</text:span><text:span text:style-name="T8"> </text:span><text:span text:style-name="T1">is added as the </text:span><text:span text:style-name="T10">behavior</text:span><text:span text:style-name="T8"> </text:span><text:span text:style-name="T1">of that class </text:span><text:span text:style-name="T10">operation.</text:span></text:p>
      <text:p text:style-name="P13"><text:span text:style-name="T1">Only elements from fUML are used; fUML still in beta; action lanugage is based on </text:span><text:span text:style-name="T10">Action Semantics package from UML</text:span><text:span text:style-name="T8">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3"><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soft-page-break/>------------------------------</text:p>
      <text:p text:style-name="P8">An attempt to combine UML and formal methods to model airport security</text:p>
      <text:p text:style-name="P13"><text:span text:style-name="T1">B and Z are used as target languages for formal analysis, since they are adequate to express </text:span><text:span text:style-name="T10">invariant</text:span><text:span text:style-name="T8">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2">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8">Formalising and analysing the control software of the Compact Muon Solenoid Experiment at the Large Hadron Collider</text:p>
      <text:p text:style-name="P13"><text:span text:style-name="T1">Modal mu-calculus explained in Section 3.3 details! ← </text:span><text:span text:style-name="T2">need it!</text:span></text:p>
      <text:p text:style-name="P13"><text:span text:style-name="T1">data language mCRL2 great explanation; </text:span><text:span text:style-name="T2">great for mCRL2 ppt!</text:span></text:p>
      <text:p text:style-name="P13"><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3"><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3"><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text:soft-page-break/>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3"><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3"><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3"><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1">“<text:span text:style-name="T14">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ext:soft-page-break/>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3"><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1">“<text:span text:style-name="T14">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1">“<text:span text:style-name="T14">You’ll probably ask the question “how do you know it’s right, how do we know it’s correct, this </text:span><text:span text:style-name="T14">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text:soft-page-break/>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3"><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8">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text:soft-page-break/>works on two levels: first “experts” specify the patterns or constructs that the users can combine later; users just use existing templates</text:p>
      <text:p text:style-name="P13"><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8">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3"><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text:soft-page-break/>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8">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3"><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3"><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3"><text:span text:style-name="T1">for ppt? → problem: the UML spec gives the semantics of UML as a set of </text:span><text:span text:style-name="T10">valid</text:span><text:span text:style-name="T8"> </text:span><text:span text:style-name="T1">and </text:span><text:span text:style-name="T10">invalid</text:span><text:span text:style-name="T8">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3"><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3"><text:span text:style-name="T1">When we tried to define the semantics of TERMOS, we encountered the problem that the various </text:span><text:soft-page-break/><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3"><text:span text:style-name="T2">for ppt: The central concept of the semantics is a trace.</text:span><text:span text:style-name="T8">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3"><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8"> ← </text:span><text:span text:style-name="T2">we go with the assumption that the total behavior is described</text:span></text:p>
      <text:p text:style-name="P13"><text:span text:style-name="T2">for ppt all: “The semantics of </text:span><text:span text:style-name="T1">Interactions is explained with an interleaving semantics, i.e., two events may not occur at exactly the same time.” </text:span><text:span text:style-name="T8">← </text:span><text:span text:style-name="T2">is this official?</text:span></text:p>
      <text:p text:style-name="P13"><text:span text:style-name="T1">The rules for </text:span><text:span text:style-name="T2">weak sequencing </text:span><text:span text:style-name="T1">are the following:</text:span></text:p>
      <text:p text:style-name="P11">“<text:span text:style-name="T14">The ordering of OccurrenceSpecifications within each of the operands is maintained.</text:span></text:p>
      <text:p text:style-name="P11">“<text:span text:style-name="T14">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text:soft-page-break/>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3"><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text:soft-page-break/>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text:soft-page-break/>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3"><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text:soft-page-break/>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1">• <text:span text:style-name="T14">No explicit time point for the choice: The sets of traces from each operand are computed independently and are combined with the rest of the diagram using the default weak sequencing to obtain all the possible traces of a diagram (Störrle, STAIRS, Cengarle &amp; Knapp, Thread-tag).</text:span></text:p>
      <text:p text:style-name="P14"><text:span text:style-name="T8">•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1">• <text:span text:style-name="T14">Explicit global time point for the choice: All involved lifelines synchronize before entering a choice, </text:span><text:soft-page-break/><text:span text:style-name="T14">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3"><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5">the guard should be placed on the lifeline where the first</text:span></text:p>
      <text:p text:style-name="P13"><text:span text:style-name="T5">event occurrence will occur, positioned above that event, in the containing Interaction or InteractionOperand.</text:span><text:span text:style-name="T8">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text:soft-page-break/>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3"><text:span text:style-name="T2">&gt;&gt; checking whether a diagram is ambiguous is an </text:span><text:span text:style-name="T11">undecidable</text:span><text:span text:style-name="T8">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3"><text:span text:style-name="T2">selecting a semantics well suited for their purpose. </text:span><text:span text:style-name="T11">There is a lack of a clear picture of available options.</text:span><text:span text:style-name="T8">  </text:span><text:span text:style-name="T2">&lt;--  for ppt: ...but if we try to fit our semantic choices, it would probably be a bit of this and a bit of that</text:span></text:p>
      <text:p text:style-name="P2">------------------------------</text:p>
      <text:p text:style-name="P16">Property specification patterns for finite-state verification</text:p>
      <text:p text:style-name="P17">Awesome! Taxonomy of property specification patterns;</text:p>
      <text:p text:style-name="P17">obstacle: accurately express requirements that you wish to verify using the specification formalism of the tool</text:p>
      <text:p text:style-name="P17">patterns tend to generalize experience across multiple specific problem domains; they express “best practises” in the sw domain</text:p>
      <text:p text:style-name="P17">We propose a pattern-based approach to the presentation, codification and reuse of property <text:soft-page-break/>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3"><text:span text:style-name="T10">A property specification pattern</text:span><text:span text:style-name="T8">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ext:soft-page-break/>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3"><text:span text:style-name="T1">This hierarchy distinguishes properties that deal with the </text:span><text:span text:style-name="T2">occurrence and ordering</text:span><text:span text:style-name="T8">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5">Occurrence Patterns include:</text:p>
      <text:p text:style-name="P13"><text:span text:style-name="T2">Absence: </text:span><text:span text:style-name="T1">A given state/event does not occur within a scope. This pattern is also known as </text:span><text:span text:style-name="T2">Never. </text:span></text:p>
      <text:p text:style-name="P13"><text:span text:style-name="T2">Existence: </text:span><text:span text:style-name="T1">A given state/event must occur within a scope. Known also as </text:span><text:span text:style-name="T2">Future/Eventuality</text:span></text:p>
      <text:p text:style-name="P13"><text:span text:style-name="T2">Bounded Existence: </text:span><text:span text:style-name="T1">A given state/event must occur k time within a scope. Variants specify at least </text:span><text:span text:style-name="T1">k occurrences and at most k occurrences of a state/event.</text:span></text:p>
      <text:p text:style-name="P13"><text:span text:style-name="T2">Universality: </text:span><text:span text:style-name="T1">A given state/event occurs throughout a scope. This pattern is also known as </text:span><text:span text:style-name="T2">Globally, Always.</text:span></text:p>
      <text:p text:style-name="P5">Ordering Patterns include:</text:p>
      <text:p text:style-name="P13"><text:span text:style-name="T2">Precedence: </text:span><text:span text:style-name="T1">A state/event P must always be preceded by a state/event Q within a scope.</text:span></text:p>
      <text:p text:style-name="P13"><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3"><text:span text:style-name="T2">Chain Precedence: </text:span><text:span text:style-name="T1">A sequence of states/events P1,...,Pn must always be preceded bya sequence of states/events Q1,...,Qm. Generalization of the </text:span><text:span text:style-name="T2">Precendence</text:span><text:span text:style-name="T8"> </text:span><text:span text:style-name="T1">pattern.</text:span></text:p>
      <text:p text:style-name="P13"><text:span text:style-name="T2">Chain Response: </text:span><text:span text:style-name="T1">A sequence of states/events P1,...,Pn must always be followed by a sequence of states/events Q1,...,Qm. -||-</text:span></text:p>
      <text:p text:style-name="P13"><text:span text:style-name="T2">Boolean Combinations:</text:span><text:span text:style-name="T8"> </text:span><text:span text:style-name="T1">most patterns delimit scopes and describe inter-scope properties in terms of individual events/states. There are cases where we want to generalize the patterns to allow for 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3"><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oft-page-break/><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8">An Overview of the mCRL2 Toolset and its Recent Advances</text:p>
      <text:p text:style-name="Text_20_body"/>
      <text:p text:style-name="P8">for ppt:</text:p>
      <text:p text:style-name="P13"><text:span text:style-name="T5">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3"><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1">regular expressions</text:span><text:span text:style-name="T8"> </text:span><text:span text:style-name="T2">found in PDL. In many practical situations, </text:span><text:span text:style-name="T11">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3"><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oft-page-break/><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3"><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8">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3"><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text:soft-page-break/>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8">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3"><text:span text:style-name="T1">This system is, essentially, a collection of parameterizable, high-level, formalism-independent 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8"> </text:span><text:span text:style-name="T2">A property specification pattern is a generalized description of a commonly occurring requirement on the permissible state/event sequences </text:span><text:soft-page-break/><text:span text:style-name="T2">in such a finite-state model of a system.</text:span><text:span text:style-name="T8">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3"><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text:soft-page-break/>working to define patterns to simplify writing a class of assume-guarantee properties in CTL. Writing such specifications in LTL is straightforward; in CTL, however, such properties can be quite tricky to express.</text:p>
      <text:p text:style-name="P2">------------------------------</text:p>
      <text:p text:style-name="P8">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3"><text:span text:style-name="T10">causality</text:span><text:span text:style-name="T8"> </text:span><text:span text:style-name="T1">and </text:span><text:span text:style-name="T10">conflict</text:span><text:span text:style-name="T8"> </text:span><text:span text:style-name="T1">are relations over events; from them, </text:span><text:span text:style-name="T10">concurrency</text:span><text:span text:style-name="T8"> </text:span><text:span text:style-name="T1">is derived as a relation too. SDs model </text:span><text:span text:style-name="T10">possible </text:span><text:span text:style-name="T1">interactions; liveness properties mean </text:span><text:span text:style-name="T10">necessary </text:span><text:span text:style-name="T1">interractions. Is assert meant to specify mandatory behavior? Not clear!</text:span></text:p>
      <text:p text:style-name="P2">Not all properties can be expressed/verified without considering true concurrency.</text:p>
      <text:p text:style-name="P13"><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8">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8">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text:soft-page-break/>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3"><text:span text:style-name="T2">alt: At most one of the operands will execute (so it could be that </text:span><text:span text:style-name="T11">none</text:span><text:span text:style-name="T8">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text:soft-page-break/>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3"><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8">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text:soft-page-break/>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8">Formal analysis of sequence diagram with combined fragments (2012)</text:p>
      <text:p text:style-name="Text_20_body"/>
      <text:p text:style-name="P13"><text:span text:style-name="T2">They claim</text:span><text:span text:style-name="T8">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3"><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text:soft-page-break/>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3"><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3"><text:soft-page-break/><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text:soft-page-break/>Sequence Diagram of a system against LTL properties separately, which helps to alleviate the state explosion problem.</text:p>
      <text:p text:style-name="P2">------------------------------</text:p>
      <text:p text:style-name="P8">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1">← <text:span text:style-name="T15">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soft-page-break/>------------------------------</text:p>
      <text:p text:style-name="P8">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3"><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8">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8"> </text:span><text:span text:style-name="T1">Although in this paper we focus on formulae expressed in LTL notation, other similar formalisms (such as CT L, ACTL) suffer the same problems.</text:span></text:p>
      <text:p text:style-name="P13"><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text:soft-page-break/>(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3"><text:span text:style-name="T2">The main goal of this work is to propose a scenario-based visual language for specifying temporal properties which balances expressive power and simplicity of use.</text:span><text:span text:style-name="T8">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text:soft-page-break/>good thing in the first place, since it introduces an extra level of complexity into any semantics by implying fixed points. </text:p>
      <text:p text:style-name="P13"><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8">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8">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3"><text:span text:style-name="T1">composite pattern: by connecting pattern properties using boolean operators (connectors?) given: </text:span><text:span text:style-name="T1">every </text:span><text:span text:style-name="T10">elementary</text:span><text:span text:style-name="T8">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3"><text:soft-page-break/><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8">Customer.GetOrderFulfilled Precedes Bank.Transfer Globally</text:p>
      <text:p text:style-name="P8">And</text:p>
      <text:p text:style-name="P8">Customer.GetOrderFulfilled LeadsTo Bank.Transfer Globally</text:p>
      <text:p text:style-name="P2">In this situation, both ‘GetOrderFulfilled’ and ‘Transfer’ should occur and must occur sequentially in <text:soft-page-break/>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8">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3"><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3"><text:span text:style-name="T2">for future work, for ppt also?: However, it is more complex to detect when a dynamic </text:span><text:soft-page-break/><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text:soft-page-break/>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3"><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8">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8">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text:soft-page-break/>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3"><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text:soft-page-break/>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3"><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text:soft-page-break/>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3"><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3"><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8">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text:soft-page-break/>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8">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ext:soft-page-break/>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3"><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text:soft-page-break/>(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3"><text:span text:style-name="T1">The framework uses annotations in the form of method specifications and loop invariants. </text:span><text:span text:style-name="T2">We presented a novel iterative technique for discovering these loop invariants automatically.</text:span><text:span text:style-name="T8">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0">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3"><text:span text:style-name="T1">Main point: assert and negate are </text:span><text:span text:style-name="T10">modalities</text:span><text:span text:style-name="T1">, not </text:span><text:span text:style-name="T10">operators.</text:span></text:p>
      <text:p text:style-name="P2">But are these operators the only problem blocking precise semantics for UML?</text:p>
      <text:p text:style-name="P13"><text:span text:style-name="T1">they define </text:span><text:span text:style-name="T10">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3"><text:span text:style-name="T1">In particular, in MSD assert and negate are really modalities, not operators. We define MSD as a </text:span><text:soft-page-break/><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8">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3"><text:span text:style-name="T1">However,</text:span><text:span text:style-name="T8">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8">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ext:soft-page-break/>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text:soft-page-break/>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3"><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8">←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8">Automated Formalisation for Verification of Diagrammatic Models</text:p>
      <text:p text:style-name="P13"><text:soft-page-break/><text:span text:style-name="T2">bullshit mostly?</text:span><text:span text:style-name="T8">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text:soft-page-break/>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8">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ext:soft-page-break/>TLC (Temporal Logic Checker).</text:p>
      <text:p text:style-name="P2">The</text:p>
      <text:p text:style-name="P13"><text:span text:style-name="T1">advantage of model checker application to the frameworks is that the proofs can be performed in a </text:span><text:span text:style-name="T2">highly automated</text:span><text:span text:style-name="T8">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3"><text:span text:style-name="T2">seq</text:span><text:span text:style-name="T1">: This InteractionOperator determines that the CombinedFragment provides a weak sequencing of the behavior of its InteractionOperands. </text:span><text:span text:style-name="T2">Weak sequencing</text:span><text:span text:style-name="T8">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3"><text:soft-page-break/><text:span text:style-name="T2">strict</text:span><text:span text:style-name="T1">: The strict InteractionOperator implies that a CombinedFragment has </text:span><text:span text:style-name="T2">a strict order</text:span><text:span text:style-name="T8">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3"><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text:soft-page-break/>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3"><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8">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text:soft-page-break/>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3"><text:span text:style-name="T2">Occurrence</text:span><text:span text:style-name="T8">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8">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3"><text:span text:style-name="T1">On the other hand, each kind of pattern has a </text:span><text:span text:style-name="T2">scope</text:span><text:span text:style-name="T8">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text:soft-page-break/>HUGO [14,7]. This project includes a set of tools to apply model checking to UML state diagrams and collaborating ones. The latter are used to check whether the interaction represented in the collaboration diagram can be performed using state machines. </text:p>
      <text:p text:style-name="P13"><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1">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5">------------------------------</text:p>
      <text:p text:style-name="P8">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3"><text:span text:style-name="T2">We verify two types of properties: LTL safety properties and livelocks.</text:span><text:span text:style-name="T8">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text:soft-page-break/>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3"><text:span text:style-name="T1">These are properties whose </text:span><text:span text:style-name="T2">violation occurs along a finite execution</text:span><text:span text:style-name="T1">.</text:span><text:span text:style-name="T8"> ← </text:span><text:span text:style-name="T2">for meeting and future 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text:soft-page-break/>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3"><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3"><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3"><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3"><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1">no future</text:span><text:span text:style-name="T8">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3"><text:soft-page-break/><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3"><text:span text:style-name="T2">SDs have been considerably revised and extended in UML2 to improve their expressiveness and their structure. </text:span><text:span text:style-name="T11">IODs are new in UML2.</text:span><text:span text:style-name="T8"> </text:span><text:span text:style-name="T2">They allow a designer to provide a high-level view of the possible interactions in a system. IODs constitute a high-level structuring mechanism </text:span><text:soft-page-break/><text:span text:style-name="T2">that is used to compose sce</text:span><text:span text:style-name="T11">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8">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3"><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3"><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3"><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4"><text:span text:style-name="T8">“</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text:soft-page-break/>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3"><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1">MADES deals with model- based development of reactive, (time) critical embedded systems, hence MADES UML is particularly well-suited for modeling this category of systems.</text:span><text:span text:style-name="T8">  ← </text:span><text:span text:style-name="T2">actually, good to know that </text:span><text:soft-page-break/><text:span text:style-name="T2">this methodology is suitable only for reactive embedded systems. for ppt: maybe I should describe the category</text:span></text:p>
      <text:p text:style-name="P13"><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8">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3"><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text:soft-page-break/>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3"><text:span text:style-name="T1">The semantics of MADES UML is defined in TRIO [CCC+ 99], which is a first-order linear temporal logic (</text:span><text:span text:style-name="T2">LTL)</text:span><text:span text:style-name="T8">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text:soft-page-break/>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3"><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3"><text:span text:style-name="T1">Vertical juxtaposition of interaction fragments implies</text:span><text:span text:style-name="T8">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3"><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1">the acceptance conditions for finite and infinite runs can be rendered as the corresponding ones in finite state machines and B ̈ chi automata [8].</text:span></text:p>
      <text:p text:style-name="P2"><text:soft-page-break/>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3"><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8"> </text:span><text:span text:style-name="T1">to basic interactions..</text:span></text:p>
      <text:p text:style-name="P13"><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8">←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3"><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8">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3"><text:span text:style-name="T2">for pp: The counters of an interaction automaton are represented as variables of the </text:span><text:soft-page-break/><text:span text:style-name="T2">observing process. For recording events </text:span><text:span text:style-name="T11">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3"><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3"><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8">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text:soft-page-break/>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3"><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3"><text:span text:style-name="T1">The negation operator not is intended for the specification of forbidden behaviour and presents a simpler variant of the </text:span><text:span text:style-name="T2">controversial neg operator of UML 2.0:</text:span><text:span text:style-name="T8">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3"><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3"><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8">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text:soft-page-break/>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3"><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3"><text:span text:style-name="T2">Weak Sequencing.</text:span><text:span text:style-name="T8"> </text:span><text:span text:style-name="T1">A slight modification of the construction for parallel composition can be used for </text:span><text:span text:style-name="T1">obtaining the weak sequential composition ← for ppt if they ask? </text:span></text:p>
      <text:p text:style-name="P13"><text:span text:style-name="T2">Strict</text:span><text:span text:style-name="T8"> </text:span><text:span text:style-name="T2">Sequencing</text:span><text:span text:style-name="T1">. The strict sequential composition N1 ; N2 is achieved by building an automaton </text:span><text:span text:style-name="T1">which appends N2 at every accepting state of N1  </text:span></text:p>
      <text:p text:style-name="P13"><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text:soft-page-break/>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text:soft-page-break/>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3"><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3"><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8">←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text:soft-page-break/>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text:soft-page-break/>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ext:soft-page-break/>The choice of solver leads to different classes of algorithms for model checking.</text:p>
      <text:p text:style-name="P13"><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3"><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text:soft-page-break/>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text:soft-page-break/>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3"><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3"><text:span text:style-name="T11">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1">The most </text:span><text:span text:style-name="T11">common types of properties are simply local safety properties in the form of assertion violations</text:span><text:span text:style-name="T8"> </text:span><text:span text:style-name="T2">(including contracts) or uncaught runtime exceptions (for example null pointer dereferences). </text:span><text:span text:style-name="T11">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text:soft-page-break/>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ext:soft-page-break/>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3"><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3"><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8">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3"><text:span text:style-name="T1">The latest versions of the UML recognized the importance of scenario-based requirements, and UML 2.0 sequence diagrams have been significantly enhanced in expressive capabilities, inspired </text:span><text:soft-page-break/><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3"><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text:soft-page-break/>scenarios will contain ambiguities and inconsistencies. Our algorithm detects conflicts which may correspond to such ambiguities and hence can be used as a guide for refining the scenarios. ← for ppt; well...</text:p>
      <text:p text:style-name="P5">------------------------------</text:p>
      <text:p text:style-name="P18">Synthesizing hierarchical state machines from expressive scenario descriptions !! (2010)</text:p>
      <text:p text:style-name="Text_20_body"/>
      <text:p text:style-name="P18">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19"><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1">This algorithm takes into account not only continuation and concurrency</text:span><text:span text:style-name="T2">, but also preemption, suspension and the notion of a negative scenario.  </text:span></text:p>
      <text:p text:style-name="P18">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7">In UML [OMG 2007], scenarios can be described using interaction diagrams (e.g., UML sequence diagrams). For reactive systems, it is also important to model state-dependent behavior using some form of finite state machine (FSM).</text:p>
      <text:p text:style-name="P17">[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7">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7">Before UML2.0, scenario-based specifications often did not make explicit the relationships between scenarios. In other words, scenarios were written in isolation and their associations (e.g., <text:soft-page-break/>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7">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7">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7">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7">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8">In summary, our synthesis algorithm goes beyond previous synthesis algorithms because:</text:p>
      <text:p text:style-name="P18">- it takes into account a rich set of relationships between scenarios such as preemption, parallelism, and negation;</text:p>
      <text:p text:style-name="P18">- it synthesizes hierarchical state machines which can be built upon in subsequent analysis and design steps.</text:p>
      <text:p text:style-name="P13"><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3"><text:soft-page-break/><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8"> </text:span><text:span text:style-name="T1">IODs are based on high-level message sequence charts (hMSCs) [ITU 2004], a well-established notation 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3"><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3"><text:soft-page-break/><text:span text:style-name="T1">- a final flow node which terminates the current flow but does not terminate the activity diagram. EIODs have a formal semantics [Whittle 2007] which builds upon the semantics of Haugen et al. [2005] for IODs. </text:span><text:span text:style-name="T8">←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3"><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8"> </text:span><text:span text:style-name="T2">flow final node</text:span><text:span text:style-name="T8">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3"><text:span text:style-name="T2">Positive traces define potential behaviors in any implementation of the EIOD. Negative traces may never occur in a valid implementation of the EIOD. ← for ppt: so we don’t need cold/hot traces, this is a good definition, </text:span><text:span text:style-name="T11">potential</text:span><text:span text:style-name="T8">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text:soft-page-break/>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text:soft-page-break/>entered. </text:p>
      <text:p text:style-name="P13"><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3"><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3"><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8">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text:soft-page-break/>example, preemption to be used as frequently as simple control flow. ← for ppt</text:p>
      <text:p text:style-name="P13"><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3"><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3"><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1">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8">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ext:soft-page-break/>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3"><text:span text:style-name="T2">The algorithm in Harel et al. [2005] also makes the perfect information hypothesis, that is, that</text:span><text:span text:style-name="T12"> </text:span><text:span text:style-name="T11">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8">—</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text:soft-page-break/>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text:soft-page-break/>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3"><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3"><text:span text:style-name="T2">Mapping</text:span><text:span text:style-name="T1">: Map the instantiated natural language sentence to the temporal logic required by the targeted formal validation and verification tool and analyze.</text:span></text:p>
      <text:p text:style-name="P13"><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3"><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ext:soft-page-break/>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text:soft-page-break/>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3"><text:span text:style-name="T1">Each of the patterns describes an </text:span><text:span text:style-name="T5">intent</text:span><text:span text:style-name="T8"> </text:span><text:span text:style-name="T1">(the structure of the specified behavior), a </text:span><text:span text:style-name="T5">scope</text:span><text:span text:style-name="T8">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ext:soft-page-break/>total of sixty-four distinct variations on this property pattern. When all of the options have been decided, an FSA that represents only one of the sixty-four possible variations is created. The six Response pattern template options are as follows: </text:p>
      <text:p text:style-name="P13"><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8">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3"><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8"> </text:span><text:span text:style-name="T1">In the property patterns system, therefore, event-delimited scopes are open at both ends; an event that occurs within the scope cannot occur at the same time as an event that marks the beginning or end </text:span><text:soft-page-break/><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3"><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text:soft-page-break/>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4"><text:span text:style-name="T2">(</text:span><text:a xlink:type="simple" xlink:href="http://laser.cs.umass.edu/tools/propel.shtml"><text:span text:style-name="T13">http://laser.cs.umass.edu/tools/propel.shtml</text:span></text:a><text:span text:style-name="T9">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ext:soft-page-break/>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text:soft-page-break/>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text:soft-page-break/>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3"><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8">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oft-page-break/><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3"><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3"><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text:soft-page-break/>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3"><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text:soft-page-break/>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text:soft-page-break/>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text:soft-page-break/>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3"><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3"><text:span text:style-name="T1">This paper presents a formal executable semantics of object-oriented models. We made it possible to conduct both simulation and</text:span><text:span text:style-name="T8">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text:soft-page-break/>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3"><text:span text:style-name="T2">Tool support for learning Buchi automata and linear temporal logic </text:span><text:span text:style-name="T8">← </text:span><text:span text:style-name="T2">VERY RELEVANT!</text:span></text:p>
      <text:p text:style-name="P13"><text:span text:style-name="T1">We introduce a graphical interactive tool, named </text:span><text:span text:style-name="T2">GOAL</text:span><text:span text:style-name="T1">, that can assist the user in understand-</text:span></text:p>
      <text:p text:style-name="P13"><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3"><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3"><text:span text:style-name="T1">Indeed, Buchi automata and linear temporal logic are closely related. It has been shown that Buchi </text:span><text:soft-page-break/><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3"><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1">this results in a uniform treatment of both the system and its specification</text:span><text:span text:style-name="T8"> ← </text:span><text:span text:style-name="T2">for future work, for meeting!</text:span></text:p>
      <text:p text:style-name="P5">Let L(A) be the lnaugage of the automaton A - model of the system. Let L(B) be the language of the automaton representing the specification (property). Then the model checking <text:soft-page-break/>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03T11:56:04</dc:date>
    <dc:creator>Daniela Remenska</dc:creator>
    <meta:editing-duration>P3DT1H10M18S</meta:editing-duration>
    <meta:editing-cycles>352</meta:editing-cycles>
    <meta:generator>LibreOffice/3.5$Linux_x86 LibreOffice_project/350m1$Build-2</meta:generator>
    <meta:document-statistic meta:table-count="0" meta:image-count="0" meta:object-count="0" meta:page-count="188" meta:paragraph-count="1855" meta:word-count="115035" meta:character-count="735581" meta:non-whitespace-character-count="621879"/>
  </office:meta>
</office:document-meta>
</file>